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text-indent="0in" style:auto-text-indent="false"/>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style>
    <style:style style:name="P3" style:family="paragraph" style:parent-style-name="Standard">
      <style:paragraph-properties fo:margin-left="0in" fo:margin-right="0in" fo:margin-top="0in" fo:margin-bottom="0in" style:contextual-spacing="false" fo:text-indent="0in" style:auto-text-indent="false"/>
      <style:text-properties style:font-name="Sans"/>
    </style:style>
    <style:style style:name="P4"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tyle:style>
    <style:style style:name="P5"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officeooo:paragraph-rsid="000c0a3d"/>
    </style:style>
    <style:style style:name="P6"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officeooo:paragraph-rsid="001949f5"/>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fo:font-weight="bold"/>
    </style:style>
    <style:style style:name="P8"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fo:font-style="italic"/>
    </style:style>
    <style:style style:name="P9"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officeooo:rsid="0018f1bd" officeooo:paragraph-rsid="001949f5"/>
    </style:style>
    <style:style style:name="P10"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officeooo:rsid="0019fae0" officeooo:paragraph-rsid="0019fae0"/>
    </style:style>
    <style:style style:name="P11" style:family="paragraph" style:parent-style-name="Standard">
      <style:paragraph-properties fo:margin-left="0in" fo:margin-right="0in" fo:margin-top="0in" fo:margin-bottom="0in" style:contextual-spacing="false" fo:text-align="start" style:justify-single-word="false" fo:text-indent="0in" style:auto-text-indent="false"/>
    </style:style>
    <style:style style:name="P1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0c0a3d"/>
    </style:style>
    <style:style style:name="P1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rsid="0015ad32" officeooo:paragraph-rsid="0015ad32"/>
    </style:style>
    <style:style style:name="P14" style:family="paragraph" style:parent-style-name="Standard">
      <style:text-properties style:font-name="Sans" officeooo:rsid="00103b29" officeooo:paragraph-rsid="00103b29"/>
    </style:style>
    <style:style style:name="P15" style:family="paragraph" style:parent-style-name="Standard">
      <style:text-properties style:font-name="Sans" officeooo:rsid="00103b29" officeooo:paragraph-rsid="0018f1bd"/>
    </style:style>
    <style:style style:name="P16" style:family="paragraph" style:parent-style-name="Standard">
      <style:text-properties style:font-name="Sans" officeooo:rsid="0012aba6" officeooo:paragraph-rsid="0012aba6"/>
    </style:style>
    <style:style style:name="P17" style:family="paragraph" style:parent-style-name="Standard">
      <style:text-properties style:font-name="Sans" officeooo:rsid="0018f1bd" officeooo:paragraph-rsid="0018f1bd"/>
    </style:style>
    <style:style style:name="P18" style:family="paragraph" style:parent-style-name="Standard">
      <style:paragraph-properties fo:break-before="page"/>
    </style:style>
    <style:style style:name="P19" style:family="paragraph" style:parent-style-name="Text_20_body">
      <style:text-properties officeooo:rsid="001aa680" officeooo:paragraph-rsid="001aa680"/>
    </style:style>
    <style:style style:name="P20" style:family="paragraph" style:parent-style-name="Text_20_body">
      <style:text-properties officeooo:paragraph-rsid="001d8c46"/>
    </style:style>
    <style:style style:name="P21" style:family="paragraph" style:parent-style-name="Heading_20_1">
      <style:text-properties officeooo:rsid="000c0a3d" officeooo:paragraph-rsid="000c0a3d"/>
    </style:style>
    <style:style style:name="P22" style:family="paragraph" style:parent-style-name="Heading_20_1">
      <style:text-properties officeooo:paragraph-rsid="001949f5"/>
    </style:style>
    <style:style style:name="P23" style:family="paragraph" style:parent-style-name="Heading_20_2"/>
    <style:style style:name="P24" style:family="paragraph" style:parent-style-name="Heading_20_2">
      <style:text-properties officeooo:rsid="00103b29" officeooo:paragraph-rsid="00103b29"/>
    </style:style>
    <style:style style:name="P25" style:family="paragraph" style:parent-style-name="Heading_20_2">
      <style:text-properties officeooo:paragraph-rsid="0019fae0"/>
    </style:style>
    <style:style style:name="T1" style:family="text">
      <style:text-properties style:font-name="Sans"/>
    </style:style>
    <style:style style:name="T2" style:family="text">
      <style:text-properties style:font-name="Sans" fo:font-weight="bold"/>
    </style:style>
    <style:style style:name="T3" style:family="text">
      <style:text-properties style:font-name="Sans" fo:font-style="italic"/>
    </style:style>
    <style:style style:name="T4" style:family="text">
      <style:text-properties officeooo:rsid="000c0a3d"/>
    </style:style>
    <style:style style:name="T5" style:family="text">
      <style:text-properties officeooo:rsid="0011d065"/>
    </style:style>
    <style:style style:name="T6" style:family="text">
      <style:text-properties officeooo:rsid="0013129c"/>
    </style:style>
    <style:style style:name="T7" style:family="text">
      <style:text-properties officeooo:rsid="00148bcd"/>
    </style:style>
    <style:style style:name="T8" style:family="text">
      <style:text-properties officeooo:rsid="001750e3"/>
    </style:style>
    <style:style style:name="T9" style:family="text">
      <style:text-properties officeooo:rsid="001949f5"/>
    </style:style>
    <style:style style:name="T10" style:family="text">
      <style:text-properties officeooo:rsid="0019fae0"/>
    </style:style>
    <style:style style:name="T11" style:family="text">
      <style:text-properties officeooo:rsid="001c9a70"/>
    </style:style>
    <style:style style:name="T12" style:family="text">
      <style:text-properties officeooo:rsid="001d8c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m n’a pas toujours raison</text:h>
      <text:p text:style-name="P1"/>
      <text:p text:style-name="P4">https://xkcd.com/353/</text:p>
      <text:p text:style-name="P1"/>
      <text:p text:style-name="P3">Qd j’ai commencé à coder, j’ai débuté dans un studio de jeux vidéos.</text:p>
      <text:p text:style-name="P3">Et quand j’ai dit à Tim, son directeur technique et un de mes meilleurs amis, que j’adorais Python, il m’a dit : ”Python c’est de la merde”.</text:p>
      <text:p text:style-name="P1"/>
      <text:p text:style-name="P3">Tim vient du monde C++/3D, pour lui les performances sont un problème quotidien. Les ms ne se gaspillent pas quand vous avez 10M° de triangles à afficher à l’écran en plus de tout le reste. </text:p>
      <text:p text:style-name="P1"/>
      <text:p text:style-name="P4">Au départ, Ses principales objections étaient :</text:p>
      <text:p text:style-name="P4">- python c’est lent : 20x plus lent que le C ! avec un coût fixe par appel de fonction. (1 slide )</text:p>
      <text:p text:style-name="P4">- pas de type statiques : autrement dit le compiler n’aide que peu et les erreurs de types sont possibles. <text:s/>(image ide)</text:p>
      <text:p text:style-name="P2"/>
      <text:p text:style-name="P4">Tim est un type brillant. Tout ça est vrai et cela fait partie des reproches habituels à Python (et à d’autres langages). On peut faire même en rajouter deux autres :</text:p>
      <text:p text:style-name="P4">- python 2 versus python 3 : ça crée de la confusion... </text:p>
      <text:p text:style-name="P4">- pas dans le navigateur. </text:p>
      <text:p text:style-name="P1"/>
      <text:p text:style-name="P4">Mais vu que Tim est vraiment un type brillant, on lui refile pleins de missions impossibles. Dans l’une d’entre-elles, Il a du bosser en Python et un jour, autour d’une bière en fin de journée, il m’a dit, l’air de rien : “En fait, Python ça rocks du poney”. Et on a tous les deux repris une bière. </text:p>
      <text:p text:style-name="P2"/>
      <text:h text:style-name="Heading_20_1" text:outline-level="1">Pythons <text:span text:style-name="T4">not in the browser but </text:span>everywhere. </text:h>
      <text:p text:style-name="P1"/>
      <text:p text:style-name="P3">Alors 2 copains dans un bar, ce n’est pas le sommet de la rigueur scientifique. Alors oublions Tim un moment.</text:p>
      <text:p text:style-name="P2"/>
      <text:p text:style-name="P4">Mais regardez Pixar/Disney : leur pipeline est entièrement en Python, c’est la lingua franca qui relie tout leurs services. Le langage avec lequel ils pilotes les softs 3d, et celui de la majorité de leur outils propriétaires. </text:p>
      <text:p text:style-name="P2"/>
      <text:p text:style-name="P4"><text:soft-page-break/>( slide Disney / recruiting <text:s/>)</text:p>
      <text:p text:style-name="P2"/>
      <text:p text:style-name="P4">Technical director profile :</text:p>
      <text:p text:style-name="P8">- Strong knowledge of Linux or Unix </text:p>
      <text:p text:style-name="P8">- Python and C/C++ </text:p>
      <text:p text:style-name="P8">- Experience in CG animation, visual effects or video game production environment</text:p>
      <text:p text:style-name="P8">- preferred Experience with a variety of commercial graphics applications such as Maya, Nuke and Renderman preferred</text:p>
      <text:p text:style-name="P8">&gt;&gt; https://us.pycon.org/2015/schedule/presentation/365/</text:p>
      <text:p text:style-name="P8">&gt;&gt; https://us.pycon.org/2012/sponsors/</text:p>
      <text:p text:style-name="P2"/>
      <text:p text:style-name="P8">"Python is everywhere at ILM. It's used to extend the capabilities of our applications, as well as providing the glue between them. Every CG image we create has involved Python somewhere in the process," said Philip Peterson, Principal Engineer, Research &amp; Development, Industrial Light &amp; Magic.</text:p>
      <text:p text:style-name="P2"/>
      <text:p text:style-name="P2"><text:span text:style-name="T1">Mais regardez Autodesk: Maya est scriptable en Python, tout l’API est accessible par ce biais. Être </text:span><text:span text:style-name="T3">technical artists</text:span><text:span text:style-name="T1"> aujourd’hui, signifie souvent programmer en Python un effet visuel particulier ou même un outil complet au sein du soft. Et Blender pareil. </text:span></text:p>
      <text:p text:style-name="P2"/>
      <text:p text:style-name="P4">( 1 <text:s/>slide + 1 démo Blender ) OK.</text:p>
      <text:p text:style-name="P2"/>
      <text:p text:style-name="P4">Blender (ou Maya) est un cas intéressant car il montre un usage assez commun de Python, wrappé un API c++. On y reviendra car c’est un usage assez répandu de Python. )</text:p>
      <text:p text:style-name="P2"/>
      <text:p text:style-name="P4">Mais regardez <text:tab/>Amazon, Dropbox, Total, Nasa et évidemment Youtube. </text:p>
      <text:h text:style-name="Heading_20_2" text:outline-level="2">how everywhere ? </text:h>
      <text:p text:style-name="P2"/>
      <text:p text:style-name="P4">Donc python, pas mal de gens trouvent ça bien, mais comment ça marche. 1er point, python est un interpréteur, autrement dit il c’est un programme qui lance d’autres programmes. Python est un programme C, qui exécute des fichiers de commandes. Il interprète ligne à ligne le code qu’on lui fournit, puis l’exécute. C’est un mode de fonctionnement similaire à d’autre langages, comme javascript ou ruby.</text:p>
      <text:p text:style-name="P2"/>
      <text:p text:style-name="P4">( C’est différent d’un compilateur qui construit des programmes autonomes. Cette <text:soft-page-break/>dépendance peut sembler étrange ou inélégante mais on verra plus tard qu’elle apporte une grande fléxibilité, inacessible aux langages compilés. )</text:p>
      <text:p text:style-name="P2"/>
      <text:p text:style-name="P2"><text:span text:style-name="T1">La différence avec javascript (dans le navigateur), c’est que python a accès au libs de la machine, <text:s/>et qu’au fil du temps beaucoup de libs natives ont été wrappé avec des bindings pythons. Ce que j’ai montré avec Blender est également vrai avec des libs systèmes : openGL, les ports USB ou série. Il y a même un </text:span><text:span text:style-name="T3">windows manager </text:span><text:span text:style-name="T1">qui a été écrit en Python : http://www.qtile.org/.</text:span></text:p>
      <text:p text:style-name="P2"/>
      <text:p text:style-name="P4">schéma of python interpreter</text:p>
      <text:p text:style-name="P2"/>
      <text:h text:style-name="P21" text:outline-level="1">Python is fast &amp; good for you.</text:h>
      <text:p text:style-name="P2"/>
      <text:h text:style-name="Heading_20_2" text:outline-level="2">Easy to code, to learn</text:h>
      <text:p text:style-name="P2"/>
      <text:p text:style-name="P5">Mais regardez surtout, Jean-Luc, qui 15 ans et qui code par plaisir. Jean-Luc aimerait avoir une barbe de hipster, mais il lui manque la pilosité. Jean-Luc est très bien coiffé et se rêve en codeur à San-Francisco. Et Jean-Luc fait des petits trucs cool avec Python : Des jeux, des sites web, du trucs de domotique. </text:p>
      <text:p text:style-name="P5">Je me moque un peu mais nous sommes un peu/beaucoup de vieux Jean-Lucs. Bon pour la capillarité, chacun a son parcours, évidemment. </text:p>
      <text:p text:style-name="P12"/>
      <text:p text:style-name="P5">( slide pygame )</text:p>
      <text:p text:style-name="P12"/>
      <text:p text:style-name="P5">L’écart entre Jean-Luc et les équipes de Google est gigantesque en terme d’expertise et d’infrastructure. Python est le seul langage aussi présent dans les deux extrémités du spectre du débutant à l’expert ( ou à la multinationale ). <text:s/></text:p>
      <text:p text:style-name="P10"/>
      <text:p text:style-name="P10">Langauge profond : pour débutant comme pour expert. </text:p>
      <text:p text:style-name="P12"/>
      <text:p text:style-name="P5">Ce qui est important c’est que Jean-Luc termine ses projets. La majorité des jean-Luc qui ont choisi d’autres langages ( Ruby, C++, C# ) auront beaucoup plus de difficultés. </text:p>
      <text:p text:style-name="P5">Peter Norvig. ( Peter Norvig est le directeur of R&amp;D de Google ) a compris : “I came to Python (...) because it was the best pseudocode. Python has the edge (with a large number of students) when the main goal is communication, not programming per se.”</text:p>
      <text:p text:style-name="P12"><text:soft-page-break/></text:p>
      <text:p text:style-name="P5">En fait, Python est fun, c’est pour ça que Jean Luc code avec: </text:p>
      <text:p text:style-name="P12"/>
      <text:p text:style-name="P5">https://xkcd.com/353/</text:p>
      <text:p text:style-name="P12"/>
      <text:p text:style-name="P5">De nos jours, on est tous des Jean-Luc à temps partiel. Aujourd’hui être un dev c’est 3 choses : </text:p>
      <text:p text:style-name="P5">- avoir des fondamentaux solides (data structure, memory layout, etc)</text:p>
      <text:p text:style-name="P5">- apprendre, apprendre des frameworks, des format de config , des librairies.</text:p>
      <text:p text:style-name="P5">- du goût. </text:p>
      <text:p text:style-name="P12"/>
      <text:p text:style-name="P5">On doit beaucoup apprendre, lire de code. </text:p>
      <text:p text:style-name="P5">Du coup, le fait Python communique bien. est un gros gros avantage.</text:p>
      <text:p text:style-name="P12"/>
      <text:p text:style-name="P5">En fait, Python est flexible et solide c’est pour ça que les pros (et Tim) l’utilisent : </text:p>
      <text:p text:style-name="P5">- Web</text:p>
      <text:p text:style-name="P5">- Appli desktop</text:p>
      <text:p text:style-name="P5">- Games / 3D</text:p>
      <text:p text:style-name="P5">- Data munching, Calcul scientifique/Big Data</text:p>
      <text:p text:style-name="P5">- Teaching</text:p>
      <text:p text:style-name="P12"/>
      <text:p text:style-name="P5">Allez encode un peu Peter Norvig : </text:p>
      <text:p text:style-name="P5">“Python has the philosophy of making sensible compromises that make the easy things very easy, and don't preclude too many hard things.”</text:p>
      <text:p text:style-name="P2"/>
      <text:h text:style-name="P24" text:outline-level="2">First steps:</text:h>
      <text:p text:style-name="P14">Get Python</text:p>
      <text:p text:style-name="P15">Get pip</text:p>
      <text:p text:style-name="P14">Get venv</text:p>
      <text:p text:style-name="P14">Get I<text:span text:style-name="T5">p</text:span>ython <text:span text:style-name="T7">(Notebook)</text:span></text:p>
      <text:p text:style-name="P14">Get pep8 / <text:span text:style-name="T8">flake8 / pylint</text:span></text:p>
      <text:p text:style-name="P16"><text:span text:style-name="T6">Experiment &amp; </text:span>Read a lot of code</text:p>
      <text:p text:style-name="P17">Communicate</text:p>
      <text:p text:style-name="P17"/>
      <text:p text:style-name="P6">Alors avant de commencer 2 mantras :</text:p>
      <text:p text:style-name="P6">- tout est objet, <text:span text:style-name="T10">surtout les fonctions et introspectable.</text:span></text:p>
      <text:p text:style-name="P6">- il n’y a que des noms et des valeurs. </text:p>
      <text:p text:style-name="P6">- le runtime est notre ami. </text:p>
      <text:p text:style-name="P6"><text:tab/>- repl loves you</text:p>
      <text:p text:style-name="P9"><text:soft-page-break/><text:tab/>- everything doable statically can be done dynamically</text:p>
      <text:p text:style-name="P17"/>
      <text:h text:style-name="Heading_20_2" text:outline-level="2">fractale</text:h>
      <text:p text:style-name="P13">&lt;slide de fractale&gt;</text:p>
      <text:p text:style-name="P13"/>
      <text:p text:style-name="P13">(runtime design <text:s/>???)</text:p>
      <text:p text:style-name="P2"/>
      <text:p text:style-name="P4">Aujourd’hui on est plutôt du coté du fun, mais on va être un peu sérieux aussi. Et pour commencer, écrivons une fractale (parce que les fractales c’est plus fun que fibonacci ou hello world), et on va faire un projet propre. </text:p>
      <text:p text:style-name="P2"/>
      <text:p text:style-name="P4">Quand je démarre dans un langage, l’obstacle principal c’est pas le langage mais le setup ou les bonnes pratiques du build. Quand vous arrivez dans une équipe tout est là mais quand vous êtes seul ...</text:p>
      <text:p text:style-name="P2"/>
      <text:p text:style-name="P4">--- </text:p>
      <text:p text:style-name="P4">mkvirtualenv fractal <text:s/></text:p>
      <text:p text:style-name="P4">pip -r requirements.txt</text:p>
      <text:p text:style-name="P4">mkdir ./app/fractal</text:p>
      <text:p text:style-name="P4">cd ./app/fractal</text:p>
      <text:p text:style-name="P4">git init </text:p>
      <text:p text:style-name="P4">git push</text:p>
      <text:p text:style-name="P4">( add script to the path )</text:p>
      <text:p text:style-name="P2"/>
      <text:p text:style-name="P4">--- </text:p>
      <text:p text:style-name="P2"><text:span text:style-name="T1">(1 slide <text:s/>+ session de codage )</text:span></text:p>
      <text:p text:style-name="P4">---</text:p>
      <text:p text:style-name="P2"/>
      <text:p text:style-name="P4">best practice : </text:p>
      <text:p text:style-name="P4">- correct setup : pyscaffold, cookiecutter</text:p>
      <text:p text:style-name="P4">- linter : pep8, flake8, pylint</text:p>
      <text:p text:style-name="P4">- documentation w/ pydoc</text:p>
      <text:p text:style-name="P2"/>
      <text:h text:style-name="Heading_20_2" text:outline-level="2">webstuff. </text:h>
      <text:p text:style-name="P2"/>
      <text:p text:style-name="P5">Et un site pour afficher des fractales :</text:p>
      <text:p text:style-name="P5">python -m SimpleHTTPServer 8000</text:p>
      <text:p text:style-name="P2"/>
      <text:p text:style-name="P4"><text:soft-page-break/>- wsgi</text:p>
      <text:p text:style-name="P4">- flask</text:p>
      <text:p text:style-name="P4">- flask plugin</text:p>
      <text:p text:style-name="P4">- SQLAlchemy</text:p>
      <text:p text:style-name="P2"/>
      <text:h text:style-name="Heading_20_1" text:outline-level="1">Comparaison Langage <text:span text:style-name="T4">(pb des types statiques)</text:span></text:h>
      <text:p text:style-name="P2"/>
      <text:p text:style-name="P4">Alors au délà, de ces appétizers, j’iamerai vous donner quelques repères. il est rare qu’on apprenne un langage à partir de rien, donc j’ai considéré que vous connaissez soit Javascript, soit C# ou Java.</text:p>
      <text:p text:style-name="P2"/>
      <text:p text:style-name="P4">L’idée est de vous fournir une petite liste des différences majeures. Et parce que le cerveau retient ce qui a un peu d’épice, je serai un peu taquin. Ne le prenez pas mal, mais je vais être même de un peu de mauvais foi.</text:p>
      <text:p text:style-name="P2"/>
      <text:h text:style-name="Heading_20_2" text:outline-level="2">Javascript, the “don't care language”</text:h>
      <text:p text:style-name="P2"/>
      <text:p text:style-name="P4">Alors commençons pas Javascript. un langage conçu en 11jours. </text:p>
      <text:p text:style-name="P4">(On the Road By Jack Kerouac, written in three weeks in 1951 ). </text:p>
      <text:p text:style-name="P2"/>
      <text:p text:style-name="P4">( slide twitter )</text:p>
      <text:p text:style-name="P2"/>
      <text:p text:style-name="P2"><text:span text:style-name="T1">“Ah, </text:span><text:span text:style-name="T2">javascript</text:span><text:span text:style-name="T1"> you're really the disfunctionning brother of python and ruby (both chidlren of lisp&amp;smalltalk), one that got suddendly rich.”</text:span></text:p>
      <text:p text:style-name="P2"/>
      <text:p text:style-name="P4">Un Utilisateur de python m’a dit JS (le "don't care langage"), à chaque à pris le choix inverse :</text:p>
      <text:p text:style-name="P4">- pas de module en JS (avant le v6)</text:p>
      <text:p text:style-name="P4">- pas de check sur les arguments</text:p>
      <text:p text:style-name="P4">- pas de lexical scope</text:p>
      <text:p text:style-name="P4">- grosso modo : ES6 is just 20 years late.</text:p>
      <text:p text:style-name="P4">- des structures de donnée immutables si possible. </text:p>
      <text:p text:style-name="P4">- object != dict</text:p>
      <text:p text:style-name="P4">- énorme standard lib.</text:p>
      <text:p text:style-name="P4">- </text:p>
      <text:h text:style-name="Heading_20_2" text:outline-level="2"><text:soft-page-break/><text:span text:style-name="T9">C</text:span># ou Java</text:h>
      <text:p text:style-name="P2"/>
      <text:p text:style-name="P4">Par rapport à Java/C#, les choses sont différentes. Outre la syntaxe, la différence majeure, c’est la nature du typage: statique contre dynamique. “C# c’est ce type de <text:s/>langage ou tu peux travailler une fois que tu as satisfait le compilateur ”</text:p>
      <text:p text:style-name="P2"/>
      <text:p text:style-name="P4">Un exemple : <text:span text:style-name="T9">réécrire la même fonction. </text:span></text:p>
      <text:p text:style-name="P4"/>
      <text:h text:style-name="Heading_20_1" text:outline-level="1">Trucs cools</text:h>
      <text:p text:style-name="P4">- <text:span text:style-name="T10">cython, numpy, pandas</text:span></text:p>
      <text:p text:style-name="P4">- <text:span text:style-name="T10">opengl :)</text:span></text:p>
      <text:p text:style-name="P4">- <text:span text:style-name="T10">opencv</text:span></text:p>
      <text:p text:style-name="P4">- <text:span text:style-name="T10">ast manipulation</text:span></text:p>
      <text:p text:style-name="P4">- <text:span text:style-name="T10">sqlalchemy</text:span></text:p>
      <text:h text:style-name="P25" text:outline-level="2"><text:span text:style-name="T10">Parametric</text:span></text:h>
      <text:p text:style-name="P19">Démo .</text:p>
      <text:p text:style-name="P19">→<text:span text:style-name="T11"> </text:span>made in Python + OpenGL + Qt</text:p>
      <text:h text:style-name="Heading_20_1" text:outline-level="1">Conclusion : Tim est un type brillant <text:span text:style-name="T12">et python est un super outil qui rocks du poney/</text:span></text:h>
      <text:p text:style-name="P20">- <text:span text:style-name="T12">partout ( web et non web. ) </text:span></text:p>
      <text:p text:style-name="P20"><text:span text:style-name="T12">- facile à utiliser, rapide &amp; fiable</text:span></text:p>
      <text:p text:style-name="Text_20_body">- <text:span text:style-name="T12">capable de vous accompagner dans votre progression &amp; vos besoins de vitesse.</text:span></text:p>
      <text:p text:style-name="Text_20_body">- <text:span text:style-name="T12">let's do it ! </text:span></text:p>
      <text:h text:style-name="P22" text:outline-level="1">Wrapping-up + Questions</text:h>
      <text:p text:style-name="Standard">( vidéo : succession d'image de softs faits en python, du web mais pas que , aussi de la 3d qui claque )</text:p>
      <text:p text:style-name="Standard"/>
      <text:p text:style-name="P18"/>
      <text:p text:style-name="Standard"/>
      <text:p text:style-name="P2"/>
      <text:p text:style-name="P7">IV/ Advanced</text:p>
      <text:p text:style-name="P2"/>
      <text:p text:style-name="P7">Alors en plus de cela</text:p>
      <text:p text:style-name="P2"/>
      <text:p text:style-name="P2"/>
      <text:p text:style-name="P2"/>
      <text:p text:style-name="P2"/>
      <text:p text:style-name="P2"/>
      <text:p text:style-name="P7">VI Tim objections</text:p>
      <text:p text:style-name="P2"/>
      <text:p text:style-name="P2"/>
      <text:p text:style-name="P2"/>
      <text:p text:style-name="P4">- 2 vs 3 : go 3 ! (it’s just better) </text:p>
      <text:p text:style-name="P4">- not in the browser : sad but true...For now ! </text:p>
      <text:p text:style-name="P1"/>
      <text:p text:style-name="P7">IV/ écosystem </text:p>
      <text:p text:style-name="P2"/>
      <text:p text:style-name="P2"/>
      <text:p text:style-name="P2"/>
      <text:p text:style-name="P4">a/ Python is cool, fun and reasonable :</text:p>
      <text:p text:style-name="P4">- a community of gentlemen.</text:p>
      <text:p text:style-name="P4">- best practice : linter, documentation, etc. -&gt; doc</text:p>
      <text:p text:style-name="P4"><text:tab/>- pas de type static : outil pour la fiabilité (oublions la contrainte technique) mais ici fiabilité attaquée via un angle différent. </text:p>
      <text:p text:style-name="P4">- diversity. </text:p>
      <text:p text:style-name="P1"/>
      <text:p text:style-name="P4">Ses objections :</text:p>
      <text:p text:style-name="P4"><text:tab/>- slow ? -&gt; numpy, cython, numba, c/c++</text:p>
      <text:p text:style-name="P4"><text:tab/>- no “static” types -&gt; half true, but no big deal in practice. (see in a min) </text:p>
      <text:p text:style-name="P4"><text:tab/>- 2 vs 3 : go 3 ! (it’s just better) </text:p>
      <text:p text:style-name="P4"><text:tab/>- not in the browser : sad but true...For now !</text:p>
      <text:p text:style-name="P1"/>
      <text:p text:style-name="P3">- Python triche:</text:p>
      <text:p text:style-name="P3"><text:tab/>- Python = Python + C libs + C++ libs. :)</text:p>
      <text:p text:style-name="P3"><text:tab/>- Pypy, Jython....</text:p>
      <text:p text:style-name="P3"><text:tab/>- ex : Maya, Blender...</text:p>
      <text:p text:style-name="P1"/>
      <text:p text:style-name="P1"><text:soft-page-break/></text:p>
      <text:p text:style-name="P1"/>
      <text:p text:style-name="P3">&lt;Interlude&gt; : <text:s/>Matrix extract. </text:p>
      <text:p text:style-name="P1"/>
      <text:p text:style-name="P1"/>
      <text:p text:style-name="P3"><text:line-break/>III/ Scénario <text:s/>classique : Python en backend web</text:p>
      <text:p text:style-name="P3"><text:line-break/>- stack système et Python</text:p>
      <text:p text:style-name="P3"><text:tab/>- virtualenvs, pip. </text:p>
      <text:p text:style-name="P3"><text:tab/>- pep8, documentation, tests<text:line-break/>- stack web /WSGI</text:p>
      <text:p text:style-name="P3"><text:tab/>- flask, django, bottle, etc.</text:p>
      <text:p text:style-name="P3"><text:tab/><text:tab/>- plugins : flask-api, flask-login. </text:p>
      <text:p text:style-name="P3"><text:tab/>- SQLAlchemy (see examples from HN), redis, celery.</text:p>
      <text:p text:style-name="P3">- quelques librairies sympas :</text:p>
      <text:p text:style-name="P3"><text:tab/>- request, collections.namedtuple, collections.defaultdict.</text:p>
      <text:p text:style-name="P1"/>
      <text:p text:style-name="P3">VI/ <text:s/>Scénario classique : Python en desktop app</text:p>
      <text:p text:style-name="P1"/>
      <text:p text:style-name="P3">- Path, rsrc paths,</text:p>
      <text:p text:style-name="P3">- Gtk/PyQT/WxPython -&gt; lib dans virtualenv. </text:p>
      <text:p text:style-name="P3">- Pyinstaller, py2exe</text:p>
      <text:p text:style-name="P4">- first step : <text:s/>python main.py + démo 3d.</text:p>
      <text:p text:style-name="P3"><text:line-break/>V/ Syntax &amp; Sémantique: comparaison avec les autres langages</text:p>
      <text:p text:style-name="P1"/>
      <text:p text:style-name="P3">- C quoi la sémantique ? Ex boite vs label. </text:p>
      <text:p text:style-name="P1"/>
      <text:p text:style-name="P1"/>
      <text:p text:style-name="P3">VI/ Repl is life ( "Magic is in the air" )</text:p>
      <text:p text:style-name="P1"/>
      <text:p text:style-name="P3">- Celui qui programme en Java comme en python n’a rien compris.</text:p>
      <text:p text:style-name="P3">- Minecraft programming : populating a code world</text:p>
      <text:p text:style-name="P3">- Protocols, iterators, generators. </text:p>
      <text:p text:style-name="P3">- trucs cools en Python : AST modifications. </text:p>
      <text:p text:style-name="P3"><text:tab/>- macros. </text:p>
      <text:p text:style-name="P3"><text:tab/>- python to assembler</text:p>
      <text:p text:style-name="P3"><text:tab/>- python to haskell.<text:line-break/></text:p>
      <text:p text:style-name="P1"><text:soft-page-break/></text:p>
      <text:p text:style-name="P1"/>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 svg:font-family="San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20%"/>
      <style:text-properties style:font-name="DejaVu Sans" fo:font-family="'DejaVu Sans'" style:font-style-name="Book" style:font-family-generic="swiss" style:font-pitch="variable"/>
    </style:style>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1in" fo:margin-right="0in" fo:margin-top="0.139in" fo:margin-bottom="0.0835in" style:contextual-spacing="false" fo:text-indent="0in" style:auto-text-indent="fals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7T15:44:42.619156717</dc:date>
    <dc:creator>lionel </dc:creator>
    <meta:editing-duration>PT45M21S</meta:editing-duration>
    <meta:editing-cycles>17</meta:editing-cycles>
    <meta:generator>LibreOffice/4.2.8.2$Linux_X86_64 LibreOffice_project/420m0$Build-2</meta:generator>
    <meta:document-statistic meta:table-count="0" meta:image-count="0" meta:object-count="0" meta:page-count="10" meta:paragraph-count="181" meta:word-count="1925" meta:character-count="10790" meta:non-whitespace-character-count="8968"/>
  </office:meta>
</office:document-meta>
</file>